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3902in"/>
    </style:style>
    <style:style style:name="co22" style:family="table-column">
      <style:table-column-properties fo:break-before="auto" style:column-width="1.3472in"/>
    </style:style>
    <style:style style:name="co23" style:family="table-column">
      <style:table-column-properties fo:break-before="auto" style:column-width="0.9744in"/>
    </style:style>
    <style:style style:name="co24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89in">
              <dc:creator>LS</dc:creator>
              <dc:date>2018-12-07T00:00:00</dc:date>
              <text:p text:style-name="P2"><text:span text:style-name="T1">MovieClip-flow.js:1119:17-24: Array&lt;Texture&gt;</text:span></text:p>
              <text:p text:style-name="P2"><text:span text:style-name="T1">MovieClip-flow.js:1121:15-22: Array&lt;Texture&gt;</text:span></text:p>
              <text:p text:style-name="P2"><text:span text:style-name="T1">MovieClip-flow.js:1121:15-25: Texture</text:span></text:p>
              <text:p text:style-name="P2"><text:span text:style-name="T1">MovieClip-flow.js:1121:15-80: Texture</text:span></text:p>
              <text:p text:style-name="P2"><text:span text:style-name="T1">MovieClip-flow.js:1121:38-44: [class: Texture]</text:span></text:p>
              <text:p text:style-name="P2"><text:span text:style-name="T1">MovieClip-flow.js:1121:48-58: Texture</text:span></text:p>
              <text:p text:style-name="P2"><text:span text:style-name="T1">MovieClip-flow.js:1133:25-32: Array&lt;Texture&gt;</text:span></text:p>
              <text:p text:style-name="P2"><text:span text:style-name="T1">MovieClip-flow.js:1344:27-33: [class: Texture]</text:span></text:p>
              <text:p text:style-name="P2"><text:span text:style-name="T1">MovieClip-flow.js:1359:15-22: Array&lt;Texture&gt;</text:span></text:p>
              <text:p text:style-name="P2"><text:span text:style-name="T1">MovieClip-flow.js:1359:26-27: Array&lt;Texture&gt;</text:span></text:p>
              <text:p text:style-name="P2"><text:span text:style-name="T1">MovieClip-flow.js:1363:13-20: Array&lt;Texture&gt;</text:span></text:p>
              <text:p text:style-name="P2"><text:span text:style-name="T1">MovieClip-flow.js:1363:27-33: [class: Texture]</text:span></text:p>
              <text:p text:style-name="P2"><text:span text:style-name="T1">MovieClip-flow.js:1363:27-54: Texture</text:span></text:p>
              <text:p text:style-name="P2"><text:span text:style-name="T1">MovieClip-flow.js:1366:30-37: Array&lt;Texture&gt;</text:span></text:p>
              <text:p text:style-name="P2"><text:span text:style-name="T1">MovieClip-flow.js:1399:18-22: Array&lt;Texture&gt;</text:span></text:p>
              <text:p text:style-name="P2"><text:span text:style-name="T1">MovieClip-flow.js:1401:13-17: Array&lt;Texture&gt;</text:span></text:p>
              <text:p text:style-name="P2"><text:span text:style-name="T1">MovieClip-flow.js:1401:13-20: Texture</text:span></text:p>
              <text:p text:style-name="P2"><text:span text:style-name="T1">MovieClip-flow.js:1401:33-39: [class: Texture]</text:span></text:p>
              <text:p text:style-name="P2"><text:span text:style-name="T1">MovieClip-flow.js:1403:30-34: Array&lt;Texture&gt;</text:span></text:p>
              <text:p text:style-name="P2"><text:span text:style-name="T1">MovieClip-flow.js:1411:33-37: Array&lt;Texture&gt;</text:span></text:p>
              <text:p text:style-name="P2"><text:span text:style-name="T1">MovieClip-flow.js:1413:37-41: Array&lt;Texture&gt;</text:span></text:p>
              <text:p text:style-name="P2"><text:span text:style-name="T1">MovieClip-flow.js:1413:37-44: Texture</text:span></text:p>
              <text:p text:style-name="P2"><text:span text:style-name="T1">MovieClip-flow.js:1414:38-42: Array&lt;Texture&gt;</text:span></text:p>
              <text:p text:style-name="P2"><text:span text:style-name="T1">MovieClip-flow.js:1414:38-45: Texture</text:span></text:p>
            </office:annotation>
            <text:p>24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5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1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6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7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8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9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2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0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1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2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3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4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12/08/2018</text:date>, <text:time>16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8T16:28:47</dc:date>
    <dc:creator>Leonardo Silva</dc:creator>
    <meta:editing-duration>P2DT17H22M9S</meta:editing-duration>
    <meta:editing-cycles>242</meta:editing-cycles>
    <meta:generator>OpenOffice/4.1.5$Unix OpenOffice.org_project/415m1$Build-9789</meta:generator>
    <meta:document-statistic meta:table-count="69" meta:cell-count="961" meta:object-count="0"/>
  </office:meta>
</office:document-meta>
</file>